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5e44" officeooo:paragraph-rsid="00105e44"/>
    </style:style>
    <style:style style:name="P2" style:family="paragraph" style:parent-style-name="Standard">
      <style:paragraph-properties fo:margin-top="0cm" fo:margin-bottom="0.101cm" style:contextual-spacing="true"/>
      <style:text-properties officeooo:rsid="00105e44" officeooo:paragraph-rsid="00105e44"/>
    </style:style>
    <style:style style:name="P3" style:family="paragraph" style:parent-style-name="Standard" style:list-style-name="L1">
      <style:paragraph-properties fo:margin-top="0cm" fo:margin-bottom="0.101cm" style:contextual-spacing="true"/>
      <style:text-properties officeooo:rsid="00105e44" officeooo:paragraph-rsid="00105e44"/>
    </style:style>
    <style:style style:name="P4" style:family="paragraph" style:parent-style-name="Standard" style:list-style-name="L1">
      <style:paragraph-properties fo:margin-top="0cm" fo:margin-bottom="0.101cm" style:contextual-spacing="true"/>
      <style:text-properties officeooo:rsid="0010e33a" officeooo:paragraph-rsid="0010e33a"/>
    </style:style>
    <style:style style:name="P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1f3f0" officeooo:paragraph-rsid="0011f3f0" style:language-asian="zxx" style:country-asian="none" style:language-complex="zxx" style:country-complex="none"/>
    </style:style>
    <style:style style:name="P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69f04" officeooo:paragraph-rsid="00169f04" style:language-asian="zxx" style:country-asian="none" style:language-complex="zxx" style:country-complex="none"/>
    </style:style>
    <style:style style:name="P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772e4" officeooo:paragraph-rsid="001772e4" style:language-asian="zxx" style:country-asian="none" style:language-complex="zxx" style:country-complex="none"/>
    </style:style>
    <style:style style:name="P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8cde0" officeooo:paragraph-rsid="0018cde0" style:language-asian="zxx" style:country-asian="none" style:language-complex="zxx" style:country-complex="none"/>
    </style:style>
    <style:style style:name="P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a4957" officeooo:paragraph-rsid="001a4957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c1d34" officeooo:paragraph-rsid="001c1d34" style:language-asian="zxx" style:country-asian="none" style:language-complex="zxx" style:country-complex="none"/>
    </style:style>
    <style:style style:name="P1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e0dfa" officeooo:paragraph-rsid="001e0dfa" style:language-asian="zxx" style:country-asian="none" style:language-complex="zxx" style:country-complex="none"/>
    </style:style>
    <style:style style:name="P1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fef45" officeooo:paragraph-rsid="001fef45" style:language-asian="zxx" style:country-asian="none" style:language-complex="zxx" style:country-complex="none"/>
    </style:style>
    <style:style style:name="P1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47d65" officeooo:paragraph-rsid="00247d65" style:language-asian="zxx" style:country-asian="none" style:language-complex="zxx" style:country-complex="none"/>
    </style:style>
    <style:style style:name="P1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25f9f1" style:language-asian="zxx" style:country-asian="none" style:language-complex="zxx" style:country-complex="none"/>
    </style:style>
    <style:style style:name="P1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7dd13" officeooo:paragraph-rsid="0027dd13" style:language-asian="zxx" style:country-asian="none" style:language-complex="zxx" style:country-complex="none"/>
    </style:style>
    <style:style style:name="P16" style:family="paragraph" style:parent-style-name="Standard" style:list-style-name="L1">
      <style:paragraph-properties fo:margin-top="0cm" fo:margin-bottom="0.101cm" style:contextual-spacing="true"/>
      <style:text-properties officeooo:rsid="0011f3f0" officeooo:paragraph-rsid="0011f3f0"/>
    </style:style>
    <style:style style:name="T1" style:family="text">
      <style:text-properties officeooo:rsid="0010e33a"/>
    </style:style>
    <style:style style:name="T2" style:family="text">
      <style:text-properties officeooo:rsid="0012756a"/>
    </style:style>
    <style:style style:name="T3" style:family="text">
      <style:text-properties officeooo:rsid="0013fc62"/>
    </style:style>
    <style:style style:name="T4" style:family="text">
      <style:text-properties officeooo:rsid="0018cde0"/>
    </style:style>
    <style:style style:name="T5" style:family="text">
      <style:text-properties officeooo:rsid="001a4957"/>
    </style:style>
    <style:style style:name="T6" style:family="text">
      <style:text-properties officeooo:rsid="001d643c"/>
    </style:style>
    <style:style style:name="T7" style:family="text">
      <style:text-properties officeooo:rsid="00219e9c"/>
    </style:style>
    <style:style style:name="T8" style:family="text">
      <style:text-properties officeooo:rsid="00238d13"/>
    </style:style>
    <style:style style:name="T9" style:family="text">
      <style:text-properties officeooo:rsid="00243606"/>
    </style:style>
    <style:style style:name="T10" style:family="text">
      <style:text-properties officeooo:rsid="002914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ctor Final – Cascada LBP</text:p>
      <text:p text:style-name="P2">---------------</text:p>
      <text:list xml:id="list2590731408932260746" text:style-name="L1">
        <text:list-item>
          <text:p text:style-name="P3">BLUR: Al aumentar tamanio_blur </text:p>
          <text:list>
            <text:list-item>
              <text:p text:style-name="P3">F1: Sube. <text:span text:style-name="T1">1 punto por punto de blur</text:span></text:p>
            </text:list-item>
            <text:list-item>
              <text:p text:style-name="P3">Precision: <text:span text:style-name="T1">Baja. 2 puntos por punto de blur</text:span></text:p>
            </text:list-item>
            <text:list-item>
              <text:p text:style-name="P4">Recall: Sube. 3 puntos por punto de blur</text:p>
            </text:list-item>
            <text:list-item>
              <text:p text:style-name="P16">Tiempo: <text:span text:style-name="T2">2</text:span> ms por punto de blur</text:p>
            </text:list-item>
          </text:list>
        </text:list-item>
        <text:list-item>
          <text:p text:style-name="P5">CASCADA: </text:p>
          <text:list>
            <text:list-item>
              <text:p text:style-name="P5">F1: 61 en visionary vs 03 en fullbody. Los otros, nada</text:p>
            </text:list-item>
          </text:list>
        </text:list-item>
        <text:list-item>
          <text:p text:style-name="P5">ESCALA INICIAL: Al aumentar escala_inicial</text:p>
          <text:list>
            <text:list-item>
              <text:p text:style-name="P5">F1: <text:span text:style-name="T3">Relativamente estable entre 1 y 1.5. 1.2 es bueno. 1 y 1.3 tienen lo mismo, pero 1.3 es 20 ms más rápido.</text:span></text:p>
            </text:list-item>
            <text:list-item>
              <text:p text:style-name="P5">Precision: Sube un poco.</text:p>
            </text:list-item>
            <text:list-item>
              <text:p text:style-name="P5">Recall: Baja bastante.</text:p>
            </text:list-item>
            <text:list-item>
              <text:p text:style-name="P5">Tiempo: Baja bastante. </text:p>
            </text:list-item>
          </text:list>
        </text:list-item>
        <text:list-item>
          <text:p text:style-name="P6">FILTROS</text:p>
          <text:list>
            <text:list-item>
              <text:p text:style-name="P6">F1: Baja con todos. El menos peor es enfoque solo.</text:p>
            </text:list-item>
            <text:list-item>
              <text:p text:style-name="P6">Precisión: Sube con todos. Enfoque sube bastante, 7. Con los 2, unos puntos más.</text:p>
            </text:list-item>
            <text:list-item>
              <text:p text:style-name="P6">Recall: Baja. Enfoque es el que menos baja, 11 puntos. </text:p>
            </text:list-item>
            <text:list-item>
              <text:p text:style-name="P6">Tiempo: Baja. 6 con enfoque, y más con los otros.</text:p>
            </text:list-item>
          </text:list>
        </text:list-item>
        <text:list-item>
          <text:p text:style-name="P7">MINNEIGHBORS: Al aumentar de a un punto:</text:p>
          <text:list>
            <text:list-item>
              <text:p text:style-name="P7">F1: <text:span text:style-name="T4">Baja. 2 puntos por punto</text:span></text:p>
            </text:list-item>
            <text:list-item>
              <text:p text:style-name="P8">Precision: Sube decente hasta 5,6. </text:p>
            </text:list-item>
            <text:list-item>
              <text:p text:style-name="P8">Recall: <text:span text:style-name="T5">Baja, un poquito más de lo que sube precision.</text:span></text:p>
            </text:list-item>
            <text:list-item>
              <text:p text:style-name="P9">Tiempo: <text:span text:style-name="T10">Constante</text:span>.</text:p>
            </text:list-item>
          </text:list>
        </text:list-item>
        <text:list-item>
          <text:p text:style-name="P10">SCALEFACTOR: <text:span text:style-name="T6">Al aumentar scaleFactor</text:span></text:p>
          <text:list>
            <text:list-item>
              <text:p text:style-name="P11">F1: Baja <text:span text:style-name="T8">de a poco</text:span></text:p>
            </text:list-item>
            <text:list-item>
              <text:p text:style-name="P11">Precision: <text:span text:style-name="T9">Sube mucho</text:span></text:p>
            </text:list-item>
            <text:list-item>
              <text:p text:style-name="P12">Recall: <text:span text:style-name="T9">Baja mucho</text:span></text:p>
            </text:list-item>
            <text:list-item>
              <text:p text:style-name="P12">Tiempo: <text:span text:style-name="T7">Disminuye considerablemente.</text:span></text:p>
            </text:list-item>
          </text:list>
        </text:list-item>
        <text:list-item>
          <text:p text:style-name="P13">Otros:</text:p>
          <text:list>
            <text:list-item>
              <text:p text:style-name="P14">F1: Convertir a gris y ecualizar histograma mejoran . Usar_profundidad_altura baja un poco.</text:p>
            </text:list-item>
            <text:list-item>
              <text:p text:style-name="P14">Precision: usar_profundidad_altura mejora!</text:p>
            </text:list-item>
            <text:list-item>
              <text:p text:style-name="P14">Recall: usar_profundidad_altura baja</text:p>
            </text:list-item>
            <text:list-item>
              <text:p text:style-name="P15">Tiempo: Constant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59S</meta:editing-duration>
    <meta:editing-cycles>26</meta:editing-cycles>
    <meta:generator>LibreOffice/4.2.8.2$Linux_X86_64 LibreOffice_project/420m0$Build-2</meta:generator>
    <dc:date>2016-03-28T17:03:12.690553866</dc:date>
    <meta:document-statistic meta:table-count="0" meta:image-count="0" meta:object-count="0" meta:page-count="1" meta:paragraph-count="34" meta:word-count="237" meta:character-count="1307" meta:non-whitespace-character-count="1130"/>
    <meta:user-defined meta:name="Info 1"/>
    <meta:user-defined meta:name="Info 2"/>
    <meta:user-defined meta:name="Info 3"/>
    <meta:user-defined meta:name="Info 4"/>
  </office:meta>
</office:document-meta>
</file>